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10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1" style:family="paragraph" style:parent-style-name="Tabletext">
      <style:paragraph-properties style:snap-to-layout-grid="false"/>
    </style:style>
    <style:style style:name="P12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Heading">
      <style:paragraph-properties fo:text-align="end" style:justify-single-word="false"/>
    </style:style>
    <style:style style:name="P16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7" style:family="paragraph" style:parent-style-name="Heading">
      <style:paragraph-properties fo:break-before="page"/>
    </style:style>
    <style:style style:name="P18" style:family="paragraph" style:parent-style-name="Heading">
      <style:paragraph-properties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21" style:family="paragraph" style:parent-style-name="Contents_20_2">
      <style:paragraph-properties fo:margin-left="0.656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P22" style:family="paragraph" style:parent-style-name="Contents_20_2">
      <style:paragraph-properties fo:margin-left="0.6563in" fo:margin-right="0.5in" fo:text-indent="0in" style:auto-text-indent="false">
        <style:tab-stops>
          <style:tab-stop style:position="6.0102in" style:type="right"/>
        </style:tab-stops>
      </style:paragraph-properties>
    </style:style>
    <style:style style:name="P23" style:family="paragraph" style:parent-style-name="Standard" style:list-style-name="L2">
      <style:paragraph-properties fo:orphans="2" fo:widows="2"/>
      <style:text-properties fo:font-weight="bold" style:font-weight-asian="bold" style:font-weight-complex="bold"/>
    </style:style>
    <style:style style:name="P24" style:family="paragraph" style:parent-style-name="Standard">
      <style:paragraph-properties fo:orphans="2" fo:widows="2"/>
    </style:style>
    <style:style style:name="P25" style:family="paragraph" style:parent-style-name="Standard" style:list-style-name="L2">
      <style:paragraph-properties fo:orphans="2" fo:widows="2"/>
    </style:style>
    <style:style style:name="P26" style:family="paragraph" style:parent-style-name="Standard" style:list-style-name="WW8Num15"/>
    <style:style style:name="P27" style:family="paragraph" style:parent-style-name="Standard" style:list-style-name="L1">
      <style:paragraph-properties fo:margin-left="0.5in" fo:margin-right="0in" fo:text-indent="0.0102in" style:auto-text-indent="false">
        <style:tab-stops>
          <style:tab-stop style:position="0.6457in"/>
        </style:tab-stops>
      </style:paragraph-properties>
    </style:style>
    <style:style style:name="P28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6457in"/>
        </style:tab-stops>
      </style:paragraph-properties>
    </style:style>
    <style:style style:name="P29" style:family="paragraph" style:parent-style-name="Heading" style:master-page-name="Standard">
      <style:paragraph-properties fo:text-align="end" style:justify-single-word="false" style:page-number="auto"/>
    </style:style>
    <style:style style:name="P30" style:family="paragraph" style:parent-style-name="Heading" style:master-page-name="Convert_20_1">
      <style:paragraph-properties style:page-number="auto"/>
    </style:style>
    <style:style style:name="P31" style:family="paragraph" style:parent-style-name="Heading_20_2">
      <style:paragraph-properties fo:orphans="2" fo:widows="2"/>
      <style:text-properties fo:font-size="11pt" style:font-size-asian="11pt" style:font-size-complex="11pt"/>
    </style:style>
    <style:style style:name="P32" style:family="paragraph" style:parent-style-name="Heading_20_2">
      <style:paragraph-properties fo:margin-left="0in" fo:margin-right="0in" fo:orphans="2" fo:widows="2" fo:text-indent="0in" style:auto-text-indent="false"/>
    </style:style>
    <style:style style:name="P33" style:family="paragraph" style:parent-style-name="Heading_20_1">
      <style:paragraph-properties fo:orphans="2" fo:widows="2"/>
    </style:style>
    <style:style style:name="P34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0pt"/>
    </style:style>
    <style:style style:name="T3" style:family="text">
      <style:text-properties style:font-name="Arial1" fo:font-weight="bold" style:font-weight-asian="bold" style:font-weight-complex="bold"/>
    </style:style>
    <style:style style:name="T4" style:family="text">
      <style:text-properties style:font-name-asian="Arial"/>
    </style:style>
    <style:style style:name="T5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JagTrack</text:p>
      <text:p text:style-name="P15">Use-Case Specification: Get Passenger Count</text:p>
      <text:p text:style-name="P15"/>
      <text:p text:style-name="P16">Version<text:span text:style-name="T4"> 2</text:span>.0</text:p>
      <text:p text:style-name="Standard"/>
      <text:p text:style-name="Standard"/>
      <text:p text:style-name="Text_20_body"/>
      <text:p text:style-name="Text_20_body"/>
      <text:p text:style-name="P30">Revision<text:span text:style-name="T4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2">Author</text:p>
          </table:table-cell>
        </table:table-row>
        <table:table-row table:style-name="Table1.1">
          <table:table-cell table:style-name="Table1.A1" office:value-type="string">
            <text:p text:style-name="P11">06/Mar/2012</text:p>
          </table:table-cell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Bus Load Use Case</text:p>
          </table:table-cell>
          <table:table-cell table:style-name="Table1.D1" office:value-type="string">
            <text:p text:style-name="P11">Chase Bryant</text:p>
          </table:table-cell>
        </table:table-row>
        <table:table-row table:style-name="Table1.1">
          <table:table-cell table:style-name="Table1.A1" office:value-type="string">
            <text:p text:style-name="P11">28/Apr/2012</text:p>
          </table:table-cell>
          <table:table-cell table:style-name="Table1.A1" office:value-type="string">
            <text:p text:style-name="P11">2.0</text:p>
          </table:table-cell>
          <table:table-cell table:style-name="Table1.A1" office:value-type="string">
            <text:p text:style-name="P11">Changed to Get Passenger Count</text:p>
          </table:table-cell>
          <table:table-cell table:style-name="Table1.D1" office:value-type="string">
            <text:p text:style-name="P11">Hayden Chudy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</table:table>
      <text:p text:style-name="Standard"/>
      <text:p text:style-name="P17">Table<text:span text:style-name="T4"> </text:span>of<text:span text:style-name="T4"> </text:span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9">1. Bus Load<text:tab/>4</text:p>
          <text:p text:style-name="P20">1.1 Brief Description<text:tab/>4</text:p>
          <text:p text:style-name="P19">2. Actors Involved<text:tab/>4</text:p>
          <text:p text:style-name="P19">3. Flow of Events<text:tab/>4</text:p>
          <text:p text:style-name="P20">3.1 Basic Flow <text:tab/>4</text:p>
          <text:p text:style-name="P20">3.2 Alternative Flows<text:tab/>4</text:p>
          <text:p text:style-name="P22">3.2.1 System Crashes <text:tab/> 4</text:p>
          <text:p text:style-name="P21">3.2.2 Inaccurate Reading<text:tab/>4</text:p>
          <text:p text:style-name="P19">4. Special Requirements<text:tab/>5</text:p>
          <text:p text:style-name="P19">5. Preconditions<text:tab/>5</text:p>
          <text:p text:style-name="P19">6. Postconditions<text:tab/>5</text:p>
        </text:index-body>
      </text:table-of-content>
      <text:p text:style-name="P18">Use-Case Specification: Get Passenger Count</text:p>
      <text:p text:style-name="InfoBlue"/>
      <text:h text:style-name="Heading_20_1" text:outline-level="1">Get Passenger Count</text:h>
      <text:h text:style-name="Heading_20_2" text:outline-level="2">Brief<text:span text:style-name="T4"> </text:span>Description</text:h>
      <text:p text:style-name="P13">The system keeps track of how many riders are currently on each bus. <text:s/>Administrators can access the system and view the passenger load, potentially for future load balancing.</text:p>
      <text:h text:style-name="P33" text:outline-level="1">Actors<text:span text:style-name="T4"> </text:span>Involved</text:h>
      <text:p text:style-name="P13">Administrator</text:p>
      <text:h text:style-name="P33" text:outline-level="1">Flow<text:span text:style-name="T4"> </text:span>of<text:span text:style-name="T4"> </text:span>Events</text:h>
      <text:h text:style-name="P31" text:outline-level="2">Basic<text:span text:style-name="T4"> </text:span>Flow<text:span text:style-name="T4"> </text:span></text:h>
      <text:p text:style-name="P13">1. User goes to website. </text:p>
      <text:p text:style-name="P13"/>
      <text:p text:style-name="P13">2. User enters desired bus and submits form.</text:p>
      <text:p text:style-name="P13"/>
      <text:list xml:id="list642310431" text:style-name="L1">
        <text:list-header>
          <text:p text:style-name="P27">3. Website displays the current number of riders on the selected bus.</text:p>
          <text:p text:style-name="P28"/>
        </text:list-header>
      </text:list>
      <text:p text:style-name="P13"/>
      <text:h text:style-name="P31" text:outline-level="2">Alternative<text:span text:style-name="T4"> </text:span>Flows</text:h>
      <text:list xml:id="list1665724603" text:style-name="L2">
        <text:list-item>
          <text:list>
            <text:list-item>
              <text:list>
                <text:list-item>
                  <text:p text:style-name="P23"><text:span text:style-name="T1">Website is Down</text:span></text:p>
                  <text:list>
                    <text:list-header>
                      <text:p text:style-name="P25">1. User goes to website.</text:p>
                      <text:p text:style-name="P25"/>
                      <text:p text:style-name="P25">2. Website is down.</text:p>
                      <text:p text:style-name="P25"/>
                      <text:p text:style-name="P25">3. No information is output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list xml:id="list1599843723" text:continue-numbering="true" text:style-name="L2">
        <text:list-item>
          <text:list>
            <text:list-item>
              <text:list>
                <text:list-item>
                  <text:p text:style-name="P25"><text:span text:style-name="T3">Inaccurate Reading</text:span></text:p>
                  <text:list>
                    <text:list-header>
                      <text:p text:style-name="P25"/>
                      <text:p text:style-name="P25">1. User accesses application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><text:tab/><text:tab/> <text:s text:c="6"/>2. User enters desired bus and submits form.</text:p>
      <text:p text:style-name="P5"/>
      <text:list xml:id="list191935397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25">3. User gets incorrect information</text:p>
                      <text:p text:style-name="P25"/>
                      <text:p text:style-name="P25"/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P14"/>
      <text:p text:style-name="P14"/>
      <text:p text:style-name="P13"/>
      <text:p text:style-name="P13"/>
      <text:h text:style-name="Heading_20_1" text:outline-level="1">Special<text:span text:style-name="T4"> </text:span>Requirements</text:h>
      <text:p text:style-name="Text_20_body"/>
      <text:p text:style-name="Text_20_body">1. Website must be online.</text:p>
      <text:p text:style-name="Text_20_body">2. Users must have a browser.</text:p>
      <text:h text:style-name="P33" text:outline-level="1"><text:soft-page-break/>Preconditions</text:h>
      <text:list xml:id="list1092907130" text:style-name="WW8Num15">
        <text:list-item>
          <text:p text:style-name="P26">User must be able to access website. </text:p>
        </text:list-item>
        <text:list-item>
          <text:p text:style-name="P26">Number of passengers on each bus is being recorded.</text:p>
        </text:list-item>
      </text:list>
      <text:p text:style-name="Standard"/>
      <text:h text:style-name="P33" text:outline-level="1">Postconditions</text:h>
      <text:p text:style-name="P13">1. <text:s text:c="3"/>Amount of riders on the selected bus is output.</text:p>
      <text:h text:style-name="P32" text:outline-level="2" text:is-list-header="true"/>
      <text:h text:style-name="P34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2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146in"/>
    </style:style>
    <style:style style:name="Table2.B" style:family="table-column">
      <style:table-column-properties style:column-width="2.2771in"/>
    </style:style>
    <style:style style:name="Table2.C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1" fo:font-size="10pt"/>
    </style:style>
    <style:style style:name="MT2" style:family="text">
      <style:text-properties style:font-name="Aria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JagTrack</text:p>
            </table:table-cell>
            <table:table-cell table:style-name="Table3.B1" office:value-type="string">
              <text:p text:style-name="MP6"><text:s text:c="2"/>Version: <text:s text:c="10"/>2.0</text:p>
            </table:table-cell>
          </table:table-row>
          <table:table-row table:style-name="Table3.1">
            <table:table-cell table:style-name="Table3.A1" office:value-type="string">
              <text:p text:style-name="MP5">Use-Case Specification: Bus Load</text:p>
            </table:table-cell>
            <table:table-cell table:style-name="Table3.B1" office:value-type="string">
              <text:p text:style-name="MP5"><text:s text:c="2"/>Date: <text:s/>28/Apr/2012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5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JagTrack</text:span><text:span text:style-name="MT2">,</text:span> <text:date style:data-style-name="N120" text:date-value="2012-04-30T20:08:41">2012</text:date></text:p>
            </table:table-cell>
            <table:table-cell table:style-name="Table2.A1" office:value-type="string">
              <text:p text:style-name="MP9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hase</meta:initial-creator>
    <meta:creation-date>2012-03-05T22:45:00</meta:creation-date>
    <dc:creator>hayden </dc:creator>
    <dc:date>2012-04-30T20:08:40</dc:date>
    <meta:editing-cycles>9</meta:editing-cycles>
    <meta:editing-duration>PT2H3M1S</meta:editing-duration>
    <meta:generator>LibreOffice/3.4$Linux LibreOffice_project/340m1$Build-302</meta:generator>
    <meta:document-statistic meta:table-count="3" meta:image-count="0" meta:object-count="0" meta:page-count="5" meta:paragraph-count="63" meta:word-count="254" meta:character-count="1522" meta:non-whitespace-character-count="1310"/>
    <meta:user-defined meta:name="Info 1"/>
    <meta:user-defined meta:name="Info 2"/>
    <meta:user-defined meta:name="Info 3"/>
    <meta:user-defined meta:name="Info 4"/>
  </office:meta>
</office:document-meta>
</file>